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language-asian="de" style:country-asian="DE" style:language-complex="ar" style:country-complex="SA"/>
    </style:style>
    <style:style style:name="T3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weight-complex="bold"/>
    </style:style>
    <style:style style:name="T7" style:parent-style-name="Absatz-Standardschriftart" style:family="text">
      <style:text-properties style:font-weight-complex="bold"/>
    </style:style>
    <style:style style:name="T8" style:parent-style-name="Absatz-Standardschriftart" style:family="text">
      <style:text-properties style:font-weight-complex="bold"/>
    </style:style>
    <style:style style:name="T9" style:parent-style-name="Absatz-Standardschriftart" style:family="text">
      <style:text-properties style:font-weight-complex="bold"/>
    </style:style>
    <style:style style:name="T10" style:parent-style-name="Absatz-Standardschriftart" style:family="text">
      <style:text-properties style:font-weight-complex="bold"/>
    </style:style>
    <style:style style:name="T11" style:parent-style-name="Absatz-Standardschriftart" style:family="text">
      <style:text-properties style:font-weight-complex="bold"/>
    </style:style>
    <style:style style:name="T12" style:parent-style-name="Absatz-Standardschriftart" style:family="text">
      <style:text-properties style:font-weight-complex="bold"/>
    </style:style>
    <style:style style:name="T13" style:parent-style-name="Absatz-Standardschriftart" style:family="text">
      <style:text-properties style:font-weight-complex="bold"/>
    </style:style>
    <style:style style:name="T14" style:parent-style-name="Absatz-Standardschriftart" style:family="text">
      <style:text-properties style:font-weight-complex="bold"/>
    </style:style>
    <style:style style:name="T15" style:parent-style-name="Absatz-Standardschriftart" style:family="text">
      <style:text-properties style:font-weight-complex="bold"/>
    </style:style>
    <style:style style:name="T16" style:parent-style-name="Absatz-Standardschriftart" style:family="text">
      <style:text-properties style:font-weight-complex="bold"/>
    </style:style>
    <style:style style:name="T17" style:parent-style-name="Absatz-Standardschriftart" style:family="text">
      <style:text-properties style:font-weight-complex="bold"/>
    </style:style>
    <style:style style:name="T18" style:parent-style-name="Absatz-Standardschriftart" style:family="text">
      <style:text-properties style:font-weight-complex="bold"/>
    </style:style>
    <style:style style:name="T19" style:parent-style-name="Absatz-Standardschriftart" style:family="text">
      <style:text-properties style:font-weight-complex="bold"/>
    </style:style>
    <style:style style:name="T20" style:parent-style-name="Absatz-Standardschriftart" style:family="text">
      <style:text-properties style:font-weight-complex="bold"/>
    </style:style>
    <style:style style:name="T21" style:parent-style-name="Absatz-Standardschriftart" style:family="text">
      <style:text-properties style:font-weight-complex="bold"/>
    </style:style>
    <style:style style:name="T22" style:parent-style-name="Absatz-Standardschriftart" style:family="text">
      <style:text-properties style:font-weight-complex="bold"/>
    </style:style>
    <style:style style:name="T23" style:parent-style-name="Absatz-Standardschriftart" style:family="text">
      <style:text-properties style:font-weight-complex="bold"/>
    </style:style>
    <style:style style:name="T24" style:parent-style-name="Absatz-Standardschriftart" style:family="text">
      <style:text-properties style:font-weight-complex="bold"/>
    </style:style>
    <style:style style:name="T25" style:parent-style-name="Absatz-Standardschriftart" style:family="text">
      <style:text-properties style:font-weight-complex="bold"/>
    </style:style>
    <style:style style:name="T26" style:parent-style-name="Absatz-Standardschriftart" style:family="text">
      <style:text-properties style:font-weight-complex="bold"/>
    </style:style>
    <style:style style:name="T27" style:parent-style-name="Absatz-Standardschriftart" style:family="text">
      <style:text-properties style:font-weight-complex="bold"/>
    </style:style>
    <style:style style:name="T28" style:parent-style-name="Absatz-Standardschriftart" style:family="text">
      <style:text-properties style:font-weight-complex="bold"/>
    </style:style>
    <style:style style:name="T29" style:parent-style-name="Absatz-Standardschriftart" style:family="text">
      <style:text-properties style:font-weight-complex="bold"/>
    </style:style>
    <style:style style:name="T30" style:parent-style-name="Absatz-Standardschriftart" style:family="text">
      <style:text-properties style:font-weight-complex="bold"/>
    </style:style>
    <style:style style:name="T31" style:parent-style-name="Absatz-Standardschriftart" style:family="text">
      <style:text-properties style:font-weight-complex="bold"/>
    </style:style>
    <style:style style:name="T32" style:parent-style-name="Absatz-Standardschriftart" style:family="text">
      <style:text-properties style:font-weight-complex="bold"/>
    </style:style>
    <style:style style:name="T33" style:parent-style-name="Absatz-Standardschriftart" style:family="text">
      <style:text-properties style:font-weight-complex="bold"/>
    </style:style>
    <style:style style:name="T34" style:parent-style-name="Absatz-Standardschriftart" style:family="text">
      <style:text-properties style:font-weight-complex="bold"/>
    </style:style>
    <style:style style:name="T35" style:parent-style-name="Absatz-Standardschriftart" style:family="text">
      <style:text-properties style:font-weight-complex="bold"/>
    </style:style>
    <style:style style:name="T36" style:parent-style-name="Absatz-Standardschriftart" style:family="text">
      <style:text-properties style:font-weight-complex="bold"/>
    </style:style>
    <style:style style:name="T37" style:parent-style-name="Absatz-Standardschriftart" style:family="text">
      <style:text-properties style:font-weight-complex="bold"/>
    </style:style>
    <style:style style:name="T38" style:parent-style-name="Absatz-Standardschriftart" style:family="text">
      <style:text-properties style:font-weight-complex="bold"/>
    </style:style>
    <style:style style:name="T39" style:parent-style-name="Absatz-Standardschriftart" style:family="text">
      <style:text-properties style:font-weight-complex="bold"/>
    </style:style>
    <style:style style:name="T40" style:parent-style-name="Absatz-Standardschriftart" style:family="text">
      <style:text-properties style:font-weight-complex="bold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fik1" text:anchor-type="paragraph" svg:x="1.09252in" svg:y="4.05433in" svg:width="6.25in" svg:height="3.8437in" style:rel-width="scale" style:rel-height="scale"><draw:image xlink:href="https://www.all4time.de/_img/Firma.jpg" xlink:type="simple" xlink:show="embed" xlink:actuate="onLoad"/><svg:title/><svg:desc/></draw:frame></text:span><text:span text:style-name="T3">SchnippSchnapp GmbH</text:span></text:p>
      <text:p text:style-name="P4"/>
      <text:p text:style-name="P5"><text:span text:style-name="T6">Die SchnippSchnapp GmbH wurde am 01.01.2008 in Stu</text:span><text:span text:style-name="T7">ttgart von den Gesellschaftern<text:s/></text:span><text:span text:style-name="T8">Jakel, Lukic, Rosenberg und Kotzur gegründet. Die Idee war</text:span><text:span text:style-name="T9">,</text:span><text:span text:style-name="T10"><text:s/>Scheren für den Markt</text:span><text:span text:style-name="T11"><text:s/>herzustellen</text:span><text:span text:style-name="T12">,</text:span><text:span text:style-name="T13"><text:s/></text:span><text:span text:style-name="T14">da 2008 eine starke Nachfrage nach Scheren herrschte. Als Geschäftsführer wurde der bekannte Experte Schattenberg eingestellt, der schon viel Erfahrung mit Start-Up Unternehmen hatte. Nach einigen<text:s/></text:span><text:span text:style-name="T15">exzellenten Marketing</text:span><text:span text:style-name="T16"><text:s/></text:span><text:span text:style-name="T17">Kampagnen</text:span><text:span text:style-name="T18">, wurde</text:span><text:span text:style-name="T19"><text:s/>das Unternehmen 2010 in ganz Bade</text:span><text:span text:style-name="T20">n-Württemberg bekannt. Durch das starke</text:span><text:span text:style-name="T21"><text:s/>Wac</text:span><text:span text:style-name="T22">hstum in den vergangen 2 Jahren</text:span><text:span text:style-name="T23"><text:s/>wurde das zwe</text:span><text:span text:style-name="T24">ite Werk in Konstanz errichtet.</text:span><text:span text:style-name="T25"><text:s/>Die Kunden stellten 2011 neue Anforderungen an das Unternehmen. Sie wollten eine<text:s/></text:span><text:span text:style-name="T26">h</text:span><text:span text:style-name="T27">ochwertigere Ausf</text:span><text:span text:style-name="T28">ertigung der Scheren. So suchte sich die F</text:span><text:span text:style-name="T29">irma 2011 einen neuen Handelspar</text:span><text:span text:style-name="T30">t</text:span><text:span text:style-name="T31">ner um qualitativ hochwertige</text:span><text:span text:style-name="T32"><text:s/>Scheren herzustellen. Dabei gelangte<text:s/></text:span><text:span text:style-name="T33">s</text:span><text:span text:style-name="T34">ie an eine Firma in Japan</text:span><text:span text:style-name="T35">,</text:span><text:span text:style-name="T36"><text:s/>die<text:s/></text:span><text:span text:style-name="T37">gefalteten</text:span><text:span text:style-name="T38"><text:s/>Edelstahl herstellte. <text:s/>Mit dem neuen Modell konnte sich die Firma am Markt durchs</text:span><text:span text:style-name="T39">etz</text:span><text:span text:style-name="T40">en und baute 2012 ein weiteres Werk in Sindelfingen. Momentan beschäftigt die Firma 505 Mitarbeiter und hat einen soliden Gesamtumsatz von ca. 1 Milliarde Euro im Jahr.</text:span></text:p>
      <text:p text:style-name="P41"/>
      <text:p text:style-name="P42"/>
      <text:p text:style-name="P43"/>
      <text:p text:style-name="P44"/>
      <text:p text:style-name="P45"/>
      <text:p text:style-name="P46">Quelle Bild Firma:</text:p>
      <text:p text:style-name="P47"><text:a xlink:href="https://www.google.de/search?q=firma&amp;source=lnms&amp;tbm=isch&amp;sa=X&amp;ved=0ahUKEwi_urnSzpDeAhVBPVAKHQ7FDLUQ_AUIDygC&amp;biw=1422&amp;bih=644#imgdii=ogkzQ3TTJrzCJM:&amp;imgrc=Zr_0b3NXO0zbyM" office:target-frame-name="_top" xlink:show="replace">https://www.google.de/search?q=firma&amp;source=lnms&amp;tbm=isch&amp;sa=X&amp;ved=0ahUKEwi_urnSzpDeAhVBPVAKHQ7FDLUQ_AUIDygC&amp;biw=1422&amp;bih=644#imgdii=ogkzQ3TTJrzCJM:&amp;imgrc=Zr_0b3NXO0zbyM</text:a>: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Stichworte:</text:p>
      <text:p text:style-name="P58"/>
      <text:p text:style-name="P59"/>
      <text:p text:style-name="P60">Gesellschafter: Bernhard Rosenberg, Chris Kotzur, Michael Lukic, <text:s/>Alexandra Jakel</text:p>
      <text:p text:style-name="P61">Geschäftsführer: Sebastian Schattenberg</text:p>
      <text:p text:style-name="P62">Gründungsjahr: 01.01.2008</text:p>
      <text:p text:style-name="P63">Hauptsitz: Stuttgart</text:p>
      <text:p text:style-name="P64">Werke: Stuttgart,<text:s/>Sindelfingen, Konstanz</text:p>
      <text:p text:style-name="P65">Mitarbeiter: 505</text:p>
      <text:p text:style-name="P66">Umsatz: ca. 1 Milliarde Euro</text:p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chattenberg, Bastian</dc:creator>
    <meta:creation-date>2018-10-18T19:59:00Z</meta:creation-date>
    <dc:date>2018-12-13T13:28:00Z</dc:date>
    <meta:template xlink:href="Normal" xlink:type="simple"/>
    <meta:editing-cycles>10</meta:editing-cycles>
    <meta:editing-duration>PT0S</meta:editing-duration>
    <meta:document-statistic meta:page-count="2" meta:paragraph-count="3" meta:word-count="245" meta:character-count="1787" meta:row-count="12" meta:non-whitespace-character-count="1545"/>
  </office:meta>
</office:document-meta>
</file>